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198cm"/>
    </style:style>
    <style:style style:name="Tabela1.B" style:family="table-column">
      <style:table-column-properties style:column-width="3.141cm"/>
    </style:style>
    <style:style style:name="Tabela1.C" style:family="table-column">
      <style:table-column-properties style:column-width="4.029cm"/>
    </style:style>
    <style:style style:name="Tabela1.D" style:family="table-column">
      <style:table-column-properties style:column-width="5.632cm"/>
    </style:style>
    <style:style style:name="Tabela1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ela1.D1" style:family="table-cell">
      <style:table-cell-properties style:vertical-align="middle" fo:padding="0.049cm" fo:border="0.05pt solid #e3e3e3"/>
    </style:style>
    <style:style style:name="Tabe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ela1.D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1" style:family="text">
      <style:text-properties loext:padding="0.049cm" loext:border="0.06pt solid #e3e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/>
            </table:table-cell>
            <table:table-cell table:style-name="Tabela1.A1" office:value-type="string">
              <text:p text:style-name="Table_20_Heading">Rodzaj dokumentu</text:p>
            </table:table-cell>
            <table:table-cell table:style-name="Tabela1.A1" office:value-type="string">
              <text:p text:style-name="Table_20_Heading">Przeglądarka Firefox</text:p>
            </table:table-cell>
            <table:table-cell table:style-name="Tabela1.D1" office:value-type="string">
              <text:p text:style-name="Table_20_Heading">Przeglądarka Internet Explorer (IE)</text:p>
            </table:table-cell>
          </table:table-row>
        </table:table-header-rows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HTML5</text:p>
          </table:table-cell>
          <table:table-cell table:style-name="Tabela1.A2" office:value-type="string">
            <text:p text:style-name="Table_20_Contents">Obsługiwane</text:p>
          </table:table-cell>
          <table:table-cell table:style-name="Tabela1.D2" office:value-type="string">
            <text:p text:style-name="Table_20_Contents">Obsługiwan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HTML5</text:p>
          </table:table-cell>
          <table:table-cell table:style-name="Tabela1.A2" office:value-type="string">
            <text:p text:style-name="Table_20_Contents">Obsługiwane (<text:span text:style-name="Source_20_Text"><text:span text:style-name="T1">&lt;audio&gt;</text:span></text:span>)</text:p>
          </table:table-cell>
          <table:table-cell table:style-name="Tabela1.D2" office:value-type="string">
            <text:p text:style-name="Table_20_Contents">Wspierane (<text:span text:style-name="Source_20_Text"><text:span text:style-name="T1">&lt;embed&gt;</text:span></text:span>, <text:span text:style-name="Source_20_Text"><text:span text:style-name="T1">&lt;object&gt;</text:span></text:span>)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HTML5</text:p>
          </table:table-cell>
          <table:table-cell table:style-name="Tabela1.A2" office:value-type="string">
            <text:p text:style-name="Table_20_Contents">Obsługiwane (<text:span text:style-name="Source_20_Text"><text:span text:style-name="T1">&lt;video&gt;</text:span></text:span>)</text:p>
          </table:table-cell>
          <table:table-cell table:style-name="Tabela1.D2" office:value-type="string">
            <text:p text:style-name="Table_20_Contents">Wspierane (<text:span text:style-name="Source_20_Text"><text:span text:style-name="T1">&lt;embed&gt;</text:span></text:span>, <text:span text:style-name="Source_20_Text"><text:span text:style-name="T1">&lt;object&gt;</text:span></text:span>)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HTML5</text:p>
          </table:table-cell>
          <table:table-cell table:style-name="Tabela1.A2" office:value-type="string">
            <text:p text:style-name="Table_20_Contents">Obsługiwane (<text:span text:style-name="Source_20_Text"><text:span text:style-name="T1">&lt;canvas&gt;</text:span></text:span>)</text:p>
          </table:table-cell>
          <table:table-cell table:style-name="Tabela1.D2" office:value-type="string">
            <text:p text:style-name="Table_20_Contents">Wspierane (wtyczka Adobe Flash Playe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12:54:43.901000000</meta:creation-date>
    <dc:date>2024-03-27T12:55:42.759000000</dc:date>
    <meta:editing-duration>PT59S</meta:editing-duration>
    <meta:editing-cycles>1</meta:editing-cycles>
    <meta:document-statistic meta:table-count="1" meta:image-count="0" meta:object-count="0" meta:page-count="1" meta:paragraph-count="15" meta:word-count="31" meta:character-count="273" meta:non-whitespace-character-count="257"/>
    <meta:generator>LibreOffice/7.5.3.2$Windows_X86_64 LibreOffice_project/9f56dff12ba03b9acd7730a5a481eea045e468f3</meta:generator>
  </office:meta>
</office:document-meta>
</file>